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8.039in"/>
    </style:style>
    <style:style style:name="co4" style:family="table-column">
      <style:table-column-properties fo:break-before="auto" style:column-width="1.388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LAST UPDATED : 8-8-1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2">
          <table:table-cell office:value-type="string">
            <text:p><text:a xlink:href="http://www.geeksforgeeks.org/archives/25866">Reservoir Sampling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25621">Space and time efficient Binomial Coefficient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25111">Shuffle a given array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24927">Print all permutations in sorted (lexicographic) order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24899">Lexicographic rank of a string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24460">Find the largest multiple of 3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24601">Check divisibility by 7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24033">Make a fair coin from a biased coin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23497">Given a number, find the next smallest palindrome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22539">Generate integer from 1 to 7 with equal probability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22446">DFA based division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22360">Find day of the week for a given date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22295">Sieve of Eratosthenes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22238">Magic Square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22180">Count numbers that don’t contain 3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22146">Check whether a given point lies inside a triangle or not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5658">Average of a stream of numbers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0120">Program for Fibonacci numbers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7654">Write you own Power without using multiplication(*) and division(/) operators</text:a>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7103">Print all combinations of points that can compose a given number</text:a>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5528">Multiply two integers without using multiplication, division and bitwise operators, and no loops</text:a>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3187">Babylonian method for square root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978">Write a program to add two numbers in base 14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542">Lucky Numbers</text:a>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767">Write a C program to print all permutations of a given string</text:a>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532">Efficient way to multiply with 7</text:a>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511">Write an Efficient Method to Check if a Number is Multiple of 3</text:a>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2">
          <table:table-cell office:value-type="string">
            <text:p><text:a xlink:href="http://www.geeksforgeeks.org/pascal-triangle/">Pascal’s Triangle</text:a>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>
            <text:p><text:a xlink:href="http://www.geeksforgeeks.org/select-a-random-number-from-stream-with-o1-space/">Select a random number from stream, with O(1) space</text:a>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>
            <text:p><text:a xlink:href="http://www.geeksforgeeks.org/find-the-largest-multiple-of-2-3-and-5/">Find the largest multiple of 2, 3 and 5</text:a>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>
            <text:p><text:a xlink:href="http://www.geeksforgeeks.org/program-to-efficiently-calculate-ex/">Efficient program to calculate e^x</text:a>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>
            <text:p><text:a xlink:href="http://www.geeksforgeeks.org/measure-1-litre-from-two-vessels-infinite-water-supply/">Measure one litre using two vessels and infinite water supply</text:a>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>
            <text:p><text:a xlink:href="http://www.geeksforgeeks.org/print-all-prime-factors-of-a-given-number/">Efficient program to print all prime factors of a given number</text:a>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4" office:value-type="string">
            <text:p><text:a xlink:href="http://www.geeksforgeeks.org/print-all-possible-combinations-of-r-elements-in-a-given-array-of-size-n/">Print all possible combinations of r elements in a given array of size n</text:a></text:p>
          </table:table-cell>
          <table:table-cell table:number-columns-repeated="3"/>
        </table:table-row>
        <table:table-row table:style-name="ro3">
          <table:table-cell table:style-name="ce4" office:value-type="string">
            <text:p><text:a xlink:href="http://www.geeksforgeeks.org/random-number-generator-in-arbitrary-probability-distribution-fashion/">Random number generator in arbitrary probability distribution fashion</text:a></text:p>
          </table:table-cell>
          <table:table-cell table:style-name="ce6" table:number-columns-repeated="3"/>
        </table:table-row>
        <table:table-row table:style-name="ro3">
          <table:table-cell table:style-name="ce4" office:value-type="string">
            <text:p><text:a xlink:href="http://www.geeksforgeeks.org/check-if-two-given-line-segments-intersect/">How to check if two given line segments intersect?</text:a></text:p>
          </table:table-cell>
          <table:table-cell table:style-name="ce6" table:number-columns-repeated="3"/>
        </table:table-row>
        <table:table-row table:style-name="ro3">
          <table:table-cell table:style-name="ce4" office:value-type="string">
            <text:p><text:a xlink:href="http://www.geeksforgeeks.org/how-to-check-if-a-given-point-lies-inside-a-polygon/">How to check if a given point lies inside or outside a polygon?</text:a></text:p>
          </table:table-cell>
          <table:table-cell table:style-name="ce6" table:number-columns-repeated="3"/>
        </table:table-row>
        <table:table-row table:style-name="ro3">
          <table:table-cell table:style-name="ce4" office:value-type="string">
            <text:p><text:a xlink:href="http://www.geeksforgeeks.org/convex-hull-set-1-jarviss-algorithm-or-wrapping/">Convex Hull | Set 1 (Jarvis’s Algorithm or Wrapping)</text:a></text:p>
          </table:table-cell>
          <table:table-cell table:style-name="ce6" table:number-columns-repeated="3"/>
        </table:table-row>
        <table:table-row table:style-name="ro3">
          <table:table-cell table:style-name="ce4" office:value-type="string">
            <text:p><text:a xlink:href="http://www.geeksforgeeks.org/convex-hull-set-2-graham-scan/">Convex Hull | Set 2 (Graham Scan)</text:a></text:p>
          </table:table-cell>
          <table:table-cell table:style-name="ce6"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0-23T13:32:42</meta:creation-date>
    <dc:date>2013-08-08T23:27:20</dc:date>
    <dc:creator>tejas </dc:creator>
    <meta:editing-duration>PT2H37M1S</meta:editing-duration>
    <meta:editing-cycles>13</meta:editing-cycles>
    <meta:generator>LibreOffice/3.5$Linux_x86 LibreOffice_project/350m1$Build-202</meta:generator>
    <meta:document-statistic meta:table-count="3" meta:cell-count="49" meta:object-count="0"/>
  </office:meta>
</office:document-meta>
</file>